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AU" officeooo:paragraph-rsid="001edd7d"/>
    </style:style>
    <style:style style:name="P2" style:family="paragraph" style:parent-style-name="Preformatted_20_Text">
      <style:text-properties fo:language="en" fo:country="AU" officeooo:paragraph-rsid="001fcd29"/>
    </style:style>
    <style:style style:name="P3" style:family="paragraph" style:parent-style-name="Preformatted_20_Text">
      <style:text-properties fo:language="en" fo:country="AU" officeooo:paragraph-rsid="0020ae55"/>
    </style:style>
    <style:style style:name="P4" style:family="paragraph" style:parent-style-name="Preformatted_20_Text">
      <style:text-properties fo:language="en" fo:country="AU" officeooo:rsid="0020ae55" officeooo:paragraph-rsid="0020ae55"/>
    </style:style>
    <style:style style:name="P5" style:family="paragraph" style:parent-style-name="Preformatted_20_Text">
      <style:text-properties fo:language="en" fo:country="AU" officeooo:paragraph-rsid="0021e6a7"/>
    </style:style>
    <style:style style:name="P6" style:family="paragraph" style:parent-style-name="Preformatted_20_Text">
      <style:text-properties style:font-name="Liberation Serif" fo:font-size="13pt" fo:language="en" fo:country="AU" officeooo:rsid="001fcd29" officeooo:paragraph-rsid="001fcd29" style:font-size-asian="13pt" style:font-size-complex="13pt"/>
    </style:style>
    <style:style style:name="P7" style:family="paragraph" style:parent-style-name="Preformatted_20_Text">
      <style:text-properties style:font-name="Liberation Serif" fo:font-size="13pt" fo:language="en" fo:country="AU" officeooo:rsid="001fcd29" officeooo:paragraph-rsid="0021e6a7" style:font-size-asian="13pt" style:font-size-complex="13pt"/>
    </style:style>
    <style:style style:name="P8" style:family="paragraph" style:parent-style-name="Preformatted_20_Text">
      <style:text-properties style:font-name="Liberation Serif" fo:font-size="13pt" fo:language="en" fo:country="AU" officeooo:rsid="001fcd29" officeooo:paragraph-rsid="0020ae55" style:font-size-asian="13pt" style:font-size-complex="13pt"/>
    </style:style>
    <style:style style:name="P9" style:family="paragraph" style:parent-style-name="Preformatted_20_Text">
      <style:text-properties style:font-name="Liberation Serif" fo:font-size="13pt" fo:language="en" fo:country="AU" officeooo:paragraph-rsid="001fcd29" style:font-size-asian="13pt" style:font-size-complex="13pt"/>
    </style:style>
    <style:style style:name="P10" style:family="paragraph" style:parent-style-name="Preformatted_20_Text">
      <style:text-properties style:font-name="Liberation Serif" fo:font-size="13pt" fo:language="en" fo:country="AU" officeooo:rsid="001edd7d" officeooo:paragraph-rsid="001edd7d" style:font-size-asian="13pt" style:font-size-complex="13pt"/>
    </style:style>
    <style:style style:name="P11" style:family="paragraph" style:parent-style-name="Preformatted_20_Text">
      <style:text-properties style:font-name="Liberation Serif" fo:font-size="13pt" fo:language="en" fo:country="AU" officeooo:paragraph-rsid="001edd7d" style:font-size-asian="13pt" style:font-size-complex="13pt"/>
    </style:style>
    <style:style style:name="P12" style:family="paragraph" style:parent-style-name="Preformatted_20_Text">
      <style:text-properties style:font-name="Liberation Serif" fo:font-size="13pt" fo:language="en" fo:country="AU" officeooo:rsid="0021e6a7" officeooo:paragraph-rsid="0021e6a7" style:font-size-asian="13pt" style:font-size-complex="13pt"/>
    </style:style>
    <style:style style:name="P13" style:family="paragraph" style:parent-style-name="Preformatted_20_Text">
      <style:text-properties style:font-name="Liberation Serif" fo:font-size="13pt" fo:language="en" fo:country="AU" officeooo:rsid="0020ae55" officeooo:paragraph-rsid="0020ae55" style:font-size-asian="13pt" style:font-size-complex="13pt"/>
    </style:style>
    <style:style style:name="P14" style:family="paragraph" style:parent-style-name="Preformatted_20_Text">
      <style:text-properties style:font-name="Liberation Serif" fo:font-size="13pt" fo:language="en" fo:country="AU" officeooo:rsid="00227beb" officeooo:paragraph-rsid="00227beb" style:font-size-asian="13pt" style:font-size-complex="13pt"/>
    </style:style>
    <style:style style:name="T1" style:family="text">
      <style:text-properties style:font-name="Liberation Serif" fo:font-size="13pt" style:font-size-asian="13pt" style:font-size-complex="13pt"/>
    </style:style>
    <style:style style:name="T2" style:family="text">
      <style:text-properties style:font-name="Liberation Serif" fo:font-size="13pt" officeooo:rsid="001edd7d" style:font-size-asian="13pt" style:font-size-complex="13pt"/>
    </style:style>
    <style:style style:name="T3" style:family="text">
      <style:text-properties style:font-name="Liberation Serif" fo:font-size="13pt" officeooo:rsid="001fcd29" style:font-size-asian="13pt" style:font-size-complex="13pt"/>
    </style:style>
    <style:style style:name="T4" style:family="text">
      <style:text-properties style:font-name="Liberation Serif" fo:font-size="13pt" officeooo:rsid="0021076e" style:font-size-asian="13pt" style:font-size-complex="13pt"/>
    </style:style>
    <style:style style:name="T5" style:family="text">
      <style:text-properties style:font-name="Liberation Serif" fo:font-size="13pt" officeooo:rsid="0021e6a7" style:font-size-asian="13pt" style:font-size-complex="13pt"/>
    </style:style>
    <style:style style:name="T6" style:family="text">
      <style:text-properties officeooo:rsid="0020ae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RE ABOUT </text:span><text:span text:style-name="T2">ACRN </text:span><text:span text:style-name="T1">VERSION USED!!!!! </text:span></text:p>
      <text:p text:style-name="P2"><text:span text:style-name="T1">→</text:span><text:span text:style-name="T2"> I only used 3,2 version of acrn since it was stable and tested according to documentation)</text:span><text:span text:style-name="T1"><text:line-break/></text:span></text:p>
      <text:p text:style-name="P2"><text:span text:style-name="T1">Ubuntu </text:span><text:span text:style-name="T3">version</text:span><text:span text:style-name="T1"> installed, it might not match the version shown in the tutorials of ACRN website (you'll need to enter their name at some moments in the configuration)</text:span></text:p>
      <text:p text:style-name="P2"><text:span text:style-name="T1">→</text:span><text:span text:style-name="T3"> I thought the user’s name and password required to launch Ubuntu OS changed over the version, but it seems that it’s not the case, user’s always “ubuntu” and there’s no password. </text:span></text:p>
      <text:p text:style-name="P6">→ Regarding Ubuntu RTOS, you’re given the choice of user’s login when building the image. </text:p>
      <text:p text:style-name="P9"><text:line-break/>Openssl issue </text:p>
      <text:p text:style-name="P1"><text:span text:style-name="T1">--&gt; solved by using 3.2 acrn version </text:span><text:span text:style-name="T2">(It seems that an older version of it was required to run the 3.1 version) </text:span><text:span text:style-name="T1"><text:line-break/><text:line-break/>Security check with root user </text:span></text:p>
      <text:p text:style-name="P1"><text:span text:style-name="T1">→ has to be check (solved by </text:span><text:span text:style-name="T2">running</text:span><text:span text:style-name="T1"> acrn-conf with a random user non-root) </text:span></text:p>
      <text:p text:style-name="P1"><text:span text:style-name="T1">→</text:span><text:span text:style-name="T2"> solved by adding acrn user to the root-users group and launching the configurator from a terminal on its behalf</text:span></text:p>
      <text:p text:style-name="P10"/>
      <text:p text:style-name="P1"><text:span text:style-name="T2">HAS TO BE L</text:span><text:span text:style-name="T5">A</text:span><text:span text:style-name="T2">UNCHED WITH SERVICE VM (last one of grub's list) </text:span></text:p>
      <text:p text:style-name="P1"><text:span text:style-name="T2">→ not indicated in their tutorials but among the given boot options, the last one is the one </text:span><text:span text:style-name="T5">that must</text:span><text:span text:style-name="T2"> be used. </text:span></text:p>
      <text:p text:style-name="P1"><text:span text:style-name="T1"><text:line-break/></text:span><text:span text:style-name="T2">Issue with several user’s shared files (triggered unexpected things when launching the VM..)</text:span></text:p>
      <text:p text:style-name="P10">→ solved by the previously mentioned method</text:p>
      <text:p text:style-name="P1"><text:span text:style-name="T1"><text:line-break/></text:span><text:span text:style-name="T2">I</text:span><text:span text:style-name="T1">ssue with l</text:span><text:span text:style-name="T2">a</text:span><text:span text:style-name="T1">unching the VM </text:span></text:p>
      <text:p text:style-name="P11">→ got to wait quite longer than expect to actually launch the VM. </text:p>
      <text:p text:style-name="P10">→ solved by increasing the memory allocated to the VM from the configurator</text:p>
      <text:p text:style-name="P9"/>
      <text:p text:style-name="P14">Not launching ACRN hypervisor</text:p>
      <text:p text:style-name="P14">→ hyperthreading must be desactivated otherwise it triggers a loop while booting the hypervisor</text:p>
      <text:p text:style-name="P9"><text:line-break/>Bridge related issue </text:p>
      <text:p text:style-name="P9">→ must create a bridge connection between the VMs, it uses STP which triggers security issue… </text:p>
      <text:p text:style-name="P2"><text:span text:style-name="T1">→</text:span><text:span text:style-name="T3"> I ended up not using this mechanism, as I did not need to connect my VM to the internet nor to the platform </text:span><text:span text:style-name="T1"><text:line-break/><text:line-break/>Lauching </text:span><text:span text:style-name="T3">Ubuntu</text:span><text:span text:style-name="T1"> RTOS </text:span><text:span text:style-name="T3">on the target (to test its perfomance without acrn)</text:span></text:p>
      <text:p text:style-name="P5"><text:span text:style-name="T1">→ Problems with "Could not open backing file: /home/acrn/acrn-work/hmi_vm.imgCould not open backing filepci virtio-blk init failed" </text:span><text:span text:style-name="T3">(solved by rebuilding the image using the same user, was probably just a file which was not at the right place)</text:span></text:p>
      <text:p text:style-name="P7"/>
      <text:p text:style-name="P12">To add Ubuntu RTOS to the boot options, I modified some files in the grub.d repository</text:p>
      <text:p text:style-name="P5"><text:span text:style-name="T5">→ copied an example given by my tutor and modified some options to launch it</text:span><text:span text:style-name="T1"><text:line-break/></text:span></text:p>
      <text:p text:style-name="P6"><text:soft-page-break/>Running cyclictest and load_cpu commands to test the VM perfomances</text:p>
      <text:p text:style-name="P2"><text:span text:style-name="T3">→ needed to give the VM those commands by adding them to a specific file METTRE FILE ICI, and ran tests using .sh files given to the VM </text:span><text:span text:style-name="T4">through</text:span><text:span text:style-name="T3"> 2EME FILE</text:span></text:p>
      <text:p text:style-name="P6"/>
      <text:p text:style-name="P6">“READ-ONLY SYSTEM” issue</text:p>
      <text:p text:style-name="P8">→ The first VM is ran as RO system ?</text:p>
      <text:p text:style-name="P4"><text:span text:style-name="T3">H</text:span><text:span text:style-name="T1">ybrid scenario Ubuntu RTOS launching</text:span></text:p>
      <text:p text:style-name="P13">→ Have not found much information about it, and the official documentation is a bit difficult for me to understand</text:p>
      <text:p text:style-name="P13"/>
      <text:p text:style-name="P13">Using Zephyr with ACRN</text:p>
      <text:p text:style-name="P13">→ Followed the official tutorial to install and run a “hello world” program from Zephyr official documentation</text:p>
      <text:p text:style-name="P13">→ didn’t manage to launch it with ACRN for the moment (supposed to be run as the first tutorial but as an RTOS</text:p>
      <text:p text:style-name="P8"/>
      <text:p text:style-name="P3"><text:line-break/><text:span text:style-name="T6">(Hybrid scenario Zephyr OS launching)</text:span></text:p>
      <text:p text:style-name="P3">→<text:span text:style-name="T6"> see later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6T11:14:18.482588032</dc:date>
    <meta:editing-duration>PT5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518" meta:character-count="2944" meta:non-whitespace-character-count="2438"/>
  </office:meta>
</office:document-meta>
</file>